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c78" officeooo:paragraph-rsid="001d9c78"/>
    </style:style>
    <style:style style:name="P2" style:family="paragraph" style:parent-style-name="Standard">
      <style:text-properties officeooo:rsid="001eaa55" officeooo:paragraph-rsid="001eaa55"/>
    </style:style>
    <style:style style:name="P3" style:family="paragraph" style:parent-style-name="Standard">
      <style:text-properties officeooo:rsid="001f3a03" officeooo:paragraph-rsid="001f3a03"/>
    </style:style>
    <style:style style:name="P4" style:family="paragraph" style:parent-style-name="Standard">
      <style:text-properties officeooo:rsid="001fdcc7" officeooo:paragraph-rsid="001fdcc7"/>
    </style:style>
    <style:style style:name="P5" style:family="paragraph" style:parent-style-name="Standard">
      <style:text-properties officeooo:rsid="002165c5" officeooo:paragraph-rsid="002165c5"/>
    </style:style>
    <style:style style:name="P6" style:family="paragraph" style:parent-style-name="Standard">
      <style:text-properties officeooo:rsid="00227530" officeooo:paragraph-rsid="00227530"/>
    </style:style>
    <style:style style:name="P7" style:family="paragraph" style:parent-style-name="Standard">
      <style:text-properties officeooo:rsid="00227530" officeooo:paragraph-rsid="0022dac2"/>
    </style:style>
    <style:style style:name="P8" style:family="paragraph" style:parent-style-name="Standard">
      <style:text-properties officeooo:rsid="00227530" officeooo:paragraph-rsid="00235e41"/>
    </style:style>
    <style:style style:name="P9" style:family="paragraph" style:parent-style-name="Standard">
      <style:text-properties officeooo:rsid="001eaa55" officeooo:paragraph-rsid="001eaa55" fo:background-color="#ffff00"/>
    </style:style>
    <style:style style:name="P10" style:family="paragraph" style:parent-style-name="Standard">
      <style:text-properties officeooo:rsid="0022dac2" officeooo:paragraph-rsid="0022da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F DATASETS. TRAINING DIFF KERNELS (SIGMOID, POLY, RBF) WITH DIFF CS AND GAMMAS TO SEE IF THAT WAS THE ERROR:</text:p>
      <text:p text:style-name="P1"/>
      <text:p text:style-name="P2">Model Training Program is running...</text:p>
      <text:p text:style-name="P2">HALF DATASET</text:p>
      <text:p text:style-name="P9">C VARIABLE EQUAL TO: <text:s/>0.1</text:p>
      <text:p text:style-name="P2">GAMMA VARIABLE EQUAL TO: <text:s/>1e-10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oft-page-break/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GAMMA VARIABLE EQUAL TO: <text:s/>1e-09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<text:soft-page-break/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oft-page-break/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GAMMA VARIABLE EQUAL TO: <text:s/>1e-08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oft-page-break/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GAMMA VARIABLE EQUAL TO: <text:s/>1e-07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<text:soft-page-break/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oft-page-break/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GAMMA VARIABLE EQUAL TO: <text:s/>1e-06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<text:soft-page-break/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GAMMA VARIABLE EQUAL TO: <text:s/>1e-05</text:p>
      <text:p text:style-name="P2">RBF KERNEL TYPE</text:p>
      <text:p text:style-name="P2">RESULTS FOR SLIDING WINDOW <text:s/>35</text:p>
      <text:p text:style-name="P2">Confusion matrix, without normalization</text:p>
      <text:p text:style-name="P2"><text:soft-page-break/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3">Confusion matrix, without normalization</text:p>
      <text:p text:style-name="P3">[[7647 <text:s text:c="3"/>0]</text:p>
      <text:p text:style-name="P3"><text:s/>[2885 <text:s text:c="3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3 <text:s text:c="5"/>1.00 <text:s text:c="5"/>0.84 <text:s text:c="5"/>7647</text:p>
      <text:p text:style-name="P3">Class 1 == beta barrel <text:s text:c="6"/>0.00 <text:s text:c="5"/>0.00 <text:s text:c="5"/>0.00 <text:s text:c="5"/>2885</text:p>
      <text:p text:style-name="P3"/>
      <text:p text:style-name="P3"><text:s text:c="11"/>avg / total <text:s text:c="6"/>0.53 <text:s text:c="5"/>0.73 <text:s text:c="5"/>0.61 <text:s text:c="4"/>10532</text:p>
      <text:p text:style-name="P3"/>
      <text:p text:style-name="P3">[ 0.72615093 <text:s/>0.72615093 <text:s/>0.72602089 <text:s/>0.72602089 <text:s/>0.72602089]</text:p>
      <text:p text:style-name="P3">The accuracy for a sliding window of 35: 0.7261 (+/- 0.0001)</text:p>
      <text:p text:style-name="P3">Cross-Predicted Accuracy: -0.377272132863</text:p>
      <text:p text:style-name="P3"/>
      <text:p text:style-name="P3"/>
      <text:p text:style-name="P3"/>
      <text:p text:style-name="P3">SIGMOID KERNEL TYPE</text:p>
      <text:p text:style-name="P3">RESULTS FOR SLIDING WINDOW <text:s/>35</text:p>
      <text:p text:style-name="P3"><text:soft-page-break/>Confusion matrix, without normalization</text:p>
      <text:p text:style-name="P3">[[7647 <text:s text:c="3"/>0]</text:p>
      <text:p text:style-name="P3"><text:s/>[2885 <text:s text:c="3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3 <text:s text:c="5"/>1.00 <text:s text:c="5"/>0.84 <text:s text:c="5"/>7647</text:p>
      <text:p text:style-name="P3">Class 1 == beta barrel <text:s text:c="6"/>0.00 <text:s text:c="5"/>0.00 <text:s text:c="5"/>0.00 <text:s text:c="5"/>2885</text:p>
      <text:p text:style-name="P3"/>
      <text:p text:style-name="P3"><text:s text:c="11"/>avg / total <text:s text:c="6"/>0.53 <text:s text:c="5"/>0.73 <text:s text:c="5"/>0.61 <text:s text:c="4"/>10532</text:p>
      <text:p text:style-name="P3"/>
      <text:p text:style-name="P3">[ 0.72615093 <text:s/>0.72615093 <text:s/>0.72602089 <text:s/>0.72602089 <text:s/>0.72602089]</text:p>
      <text:p text:style-name="P3">The accuracy for a sliding window of 35: 0.7261 (+/- 0.0001)</text:p>
      <text:p text:style-name="P3">Cross-Predicted Accuracy: -0.377272132863</text:p>
      <text:p text:style-name="P3"/>
      <text:p text:style-name="P3"/>
      <text:p text:style-name="P3"/>
      <text:p text:style-name="P4">GAMMA VARIABLE EQUAL TO: <text:s/>0.0001</text:p>
      <text:p text:style-name="P4">RBF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/>
      <text:p text:style-name="P4"><text:soft-page-break/>POLYNOMIAL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/>
      <text:p text:style-name="P4">SIGMOID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><text:soft-page-break/></text:p>
      <text:p text:style-name="P4">GAMMA VARIABLE EQUAL TO: <text:s/>0.001</text:p>
      <text:p text:style-name="P4">RBF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5">POLYNOMIAL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/>
      <text:p text:style-name="P5"/>
      <text:p text:style-name="P5"><text:soft-page-break/></text:p>
      <text:p text:style-name="P5">SIGMOID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/>
      <text:p text:style-name="P5"/>
      <text:p text:style-name="P5"/>
      <text:p text:style-name="P5">GAMMA VARIABLE EQUAL TO: <text:s/>0.001</text:p>
      <text:p text:style-name="P5">RBF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><text:soft-page-break/></text:p>
      <text:p text:style-name="P5"/>
      <text:p text:style-name="P5"/>
      <text:p text:style-name="P5">POLYNOMIAL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/>
      <text:p text:style-name="P5"/>
      <text:p text:style-name="P5"/>
      <text:p text:style-name="P5">SIGMOID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<text:soft-page-break/>Cross-Predicted Accuracy: -0.377272132863</text:p>
      <text:p text:style-name="P5"/>
      <text:p text:style-name="P5"/>
      <text:p text:style-name="P6">GAMMA VARIABLE EQUAL TO: <text:s/>0.01</text:p>
      <text:p text:style-name="P6">RBF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/>
      <text:p text:style-name="P6"/>
      <text:p text:style-name="P6"/>
      <text:p text:style-name="P6">POLYNOMIAL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<text:soft-page-break/>The accuracy for a sliding window of 35: 0.7261 (+/- 0.0001)</text:p>
      <text:p text:style-name="P6">Cross-Predicted Accuracy: -0.377272132863</text:p>
      <text:p text:style-name="P6"/>
      <text:p text:style-name="P6"/>
      <text:p text:style-name="P6"/>
      <text:p text:style-name="P6">SIGMOID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/>
      <text:p text:style-name="P6"/>
      <text:p text:style-name="P6"/>
      <text:p text:style-name="P6">GAMMA VARIABLE EQUAL TO: <text:s/>0.01</text:p>
      <text:p text:style-name="P6">RBF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><text:soft-page-break/></text:p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/>
      <text:p text:style-name="P6"/>
      <text:p text:style-name="P6">POLYNOMIAL KERNEL TYPE</text:p>
      <text:p text:style-name="P6">RESULTS FOR SLIDING WINDOW <text:s/>35</text:p>
      <text:p text:style-name="P6">Confusion matrix, without normalization</text:p>
      <text:p text:style-name="P6">[[7645 <text:s text:c="3"/>2]</text:p>
      <text:p text:style-name="P6"><text:s/>[2872 <text:s text:c="2"/>13]]</text:p>
      <text:p text:style-name="P6">Normalized confusion matrix</text:p>
      <text:p text:style-name="P6">[[ <text:s/>9.99738460e-01 <text:s text:c="2"/>2.61540473e-04]</text:p>
      <text:p text:style-name="P6"><text:s/>[ <text:s/>9.95493934e-01 <text:s text:c="2"/>4.50606586e-03]]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87 <text:s text:c="5"/>0.00 <text:s text:c="5"/>0.01 <text:s text:c="5"/>2885</text:p>
      <text:p text:style-name="P6"/>
      <text:p text:style-name="P6"><text:s text:c="11"/>avg / total <text:s text:c="6"/>0.77 <text:s text:c="5"/>0.73 <text:s text:c="5"/>0.61 <text:s text:c="4"/>10532</text:p>
      <text:p text:style-name="P6"/>
      <text:p text:style-name="P6">[ 0.72615093 <text:s/>0.72710014 <text:s/>0.7288699 <text:s text:c="2"/>0.72744539 <text:s/>0.72602089]</text:p>
      <text:p text:style-name="P6">The accuracy for a sliding window of 35: 0.7271 (+/- 0.0021)</text:p>
      <text:p text:style-name="P6">Cross-Predicted Accuracy: -0.372020835302</text:p>
      <text:p text:style-name="P6"/>
      <text:p text:style-name="P6"/>
      <text:p text:style-name="P6"/>
      <text:p text:style-name="P6">SIGMOID KERNEL TYPE</text:p>
      <text:p text:style-name="P6">RESULTS FOR SLIDING WINDOW <text:s/>35</text:p>
      <text:p text:style-name="P6">Confusion matrix, without normalization</text:p>
      <text:p text:style-name="P6">[[7551 <text:s text:c="2"/>96]</text:p>
      <text:p text:style-name="P6"><text:s/>[2511 <text:s/>374]]</text:p>
      <text:p text:style-name="P6">Normalized confusion matrix</text:p>
      <text:p text:style-name="P6">[[ 0.98744606 <text:s/>0.01255394]</text:p>
      <text:p text:style-name="P6"><text:s/>[ 0.87036395 <text:s/>0.12963605]]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5 <text:s text:c="5"/>0.99 <text:s text:c="5"/>0.85 <text:s text:c="5"/>7647</text:p>
      <text:p text:style-name="P6">Class 1 == beta barrel <text:s text:c="6"/>0.80 <text:s text:c="5"/>0.13 <text:s text:c="5"/>0.22 <text:s text:c="5"/>2885</text:p>
      <text:p text:style-name="P6"/>
      <text:p text:style-name="P6"><text:s text:c="11"/>avg / total <text:s text:c="6"/>0.76 <text:s text:c="5"/>0.75 <text:s text:c="5"/>0.68 <text:s text:c="4"/>10532</text:p>
      <text:p text:style-name="P6"/>
      <text:p text:style-name="P10">GAMMA VARIABLE EQUAL TO: <text:s/>1</text:p>
      <text:p text:style-name="P10">RBF KERNEL TYPE</text:p>
      <text:p text:style-name="P10">RESULTS FOR SLIDING WINDOW <text:s/>35</text:p>
      <text:p text:style-name="P10">Confusion matrix, without normalization</text:p>
      <text:p text:style-name="P10">[[7647 <text:s text:c="3"/>0]</text:p>
      <text:p text:style-name="P10"><text:s/>[2885 <text:s text:c="3"/>0]]</text:p>
      <text:p text:style-name="P10">Normalized confusion matrix</text:p>
      <text:p text:style-name="P10"><text:soft-page-break/>[[ 1. <text:s/>0.]</text:p>
      <text:p text:style-name="P10"><text:s/>[ 1. <text:s/>0.]]</text:p>
      <text:p text:style-name="P10">/home/u2351/.local/lib/python3.5/site-packages/sklearn/metrics/classification.py:1135: UndefinedMetricWarning: Precision and F-score are ill-defined and being set to 0.0 in labels with no predicted samples.</text:p>
      <text:p text:style-name="P10"><text:s text:c="2"/>'precision', 'predicted', average, warn_for)</text:p>
      <text:p text:style-name="P10"><text:s text:c="24"/>precision <text:s text:c="3"/>recall <text:s/>f1-score <text:s text:c="2"/>support</text:p>
      <text:p text:style-name="P10"/>
      <text:p text:style-name="P10"><text:s text:c="3"/>Class 0 == globular <text:s text:c="6"/>0.73 <text:s text:c="5"/>1.00 <text:s text:c="5"/>0.84 <text:s text:c="5"/>7647</text:p>
      <text:p text:style-name="P10">Class 1 == beta barrel <text:s text:c="6"/>0.00 <text:s text:c="5"/>0.00 <text:s text:c="5"/>0.00 <text:s text:c="5"/>2885</text:p>
      <text:p text:style-name="P10"/>
      <text:p text:style-name="P10"><text:s text:c="11"/>avg / total <text:s text:c="6"/>0.53 <text:s text:c="5"/>0.73 <text:s text:c="5"/>0.61 <text:s text:c="4"/>10532</text:p>
      <text:p text:style-name="P10"/>
      <text:p text:style-name="P7">[ 0.72615093 <text:s/>0.72615093 <text:s/>0.72602089 <text:s/>0.72602089 <text:s/>0.72602089]</text:p>
      <text:p text:style-name="P7">The accuracy for a sliding window of 35: 0.7261 (+/- 0.0001)</text:p>
      <text:p text:style-name="P7">Cross-Predicted Accuracy: -0.377272132863</text:p>
      <text:p text:style-name="P7"/>
      <text:p text:style-name="P7"/>
      <text:p text:style-name="P7">POLYNOMIAL KERNEL TYPE</text:p>
      <text:p text:style-name="P7">RESULTS FOR SLIDING WINDOW <text:s/>35</text:p>
      <text:p text:style-name="P7">Confusion matrix, without normalization</text:p>
      <text:p text:style-name="P7">[[7645 <text:s text:c="3"/>2]</text:p>
      <text:p text:style-name="P7"><text:s/>[2872 <text:s text:c="2"/>13]]</text:p>
      <text:p text:style-name="P7">Normalized confusion matrix</text:p>
      <text:p text:style-name="P7">[[ <text:s/>9.99738460e-01 <text:s text:c="2"/>2.61540473e-04]</text:p>
      <text:p text:style-name="P7"><text:s/>[ <text:s/>9.95493934e-01 <text:s text:c="2"/>4.50606586e-03]]</text:p>
      <text:p text:style-name="P7"><text:s text:c="24"/>precision <text:s text:c="3"/>recall <text:s/>f1-score <text:s text:c="2"/>support</text:p>
      <text:p text:style-name="P7"/>
      <text:p text:style-name="P7"><text:s text:c="3"/>Class 0 == globular <text:s text:c="6"/>0.73 <text:s text:c="5"/>1.00 <text:s text:c="5"/>0.84 <text:s text:c="5"/>7647</text:p>
      <text:p text:style-name="P7">Class 1 == beta barrel <text:s text:c="6"/>0.87 <text:s text:c="5"/>0.00 <text:s text:c="5"/>0.01 <text:s text:c="5"/>2885</text:p>
      <text:p text:style-name="P7"/>
      <text:p text:style-name="P7"><text:s text:c="11"/>avg / total <text:s text:c="6"/>0.77 <text:s text:c="5"/>0.73 <text:s text:c="5"/>0.61 <text:s text:c="4"/>10532</text:p>
      <text:p text:style-name="P7"/>
      <text:p text:style-name="P7">[ 0.72615093 <text:s/>0.72710014 <text:s/>0.7288699 <text:s text:c="2"/>0.72744539 <text:s/>0.72602089]</text:p>
      <text:p text:style-name="P7">The accuracy for a sliding window of 35: 0.7271 (+/- 0.0021)</text:p>
      <text:p text:style-name="P7">Cross-Predicted Accuracy: -0.372020835302</text:p>
      <text:p text:style-name="P7"/>
      <text:p text:style-name="P7"/>
      <text:p text:style-name="P7"/>
      <text:p text:style-name="P7">SIGMOID KERNEL TYPE</text:p>
      <text:p text:style-name="P7">RESULTS FOR SLIDING WINDOW <text:s/>35</text:p>
      <text:p text:style-name="P7">Confusion matrix, without normalization</text:p>
      <text:p text:style-name="P7">[[7551 <text:s text:c="2"/>96]</text:p>
      <text:p text:style-name="P7"><text:s/>[2511 <text:s/>374]]</text:p>
      <text:p text:style-name="P7">Normalized confusion matrix</text:p>
      <text:p text:style-name="P7">[[ 0.98744606 <text:s/>0.01255394]</text:p>
      <text:p text:style-name="P7"><text:s/>[ 0.87036395 <text:s/>0.12963605]]</text:p>
      <text:p text:style-name="P7"><text:s text:c="24"/>precision <text:s text:c="3"/>recall <text:s/>f1-score <text:s text:c="2"/>support</text:p>
      <text:p text:style-name="P7"/>
      <text:p text:style-name="P7"><text:soft-page-break/><text:s text:c="3"/>Class 0 == globular <text:s text:c="6"/>0.75 <text:s text:c="5"/>0.99 <text:s text:c="5"/>0.85 <text:s text:c="5"/>7647</text:p>
      <text:p text:style-name="P7">Class 1 == beta barrel <text:s text:c="6"/>0.80 <text:s text:c="5"/>0.13 <text:s text:c="5"/>0.22 <text:s text:c="5"/>2885</text:p>
      <text:p text:style-name="P7"/>
      <text:p text:style-name="P7"><text:s text:c="11"/>avg / total <text:s text:c="6"/>0.76 <text:s text:c="5"/>0.75 <text:s text:c="5"/>0.68 <text:s text:c="4"/>10532</text:p>
      <text:p text:style-name="P8">[ 0.72615093 <text:s/>0.72710014 <text:s/>0.7288699 <text:s text:c="2"/>0.72744539 <text:s/>0.72602089]</text:p>
      <text:p text:style-name="P8">The accuracy for a sliding window of 35: 0.7271 (+/- 0.0021)</text:p>
      <text:p text:style-name="P8">Cross-Predicted Accuracy: -0.37202083530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59:48.622675507</meta:creation-date>
    <dc:date>2018-03-08T16:50:04.746668776</dc:date>
    <meta:editing-duration>PT30M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0" meta:paragraph-count="617" meta:word-count="3404" meta:character-count="29309" meta:non-whitespace-character-count="22090"/>
  </office:meta>
</office:document-meta>
</file>